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Average_5f_Job_5f_Wait_5f_Time" style:display-name="Average_Job_Wait_Time" style:family="table">
      <style:table-properties style:width="6.5in" table:align="center" style:writing-mode="lr-tb"/>
    </style:style>
    <style:style style:name="Average_5f_Job_5f_Wait_5f_Time.A" style:display-name="Average_Job_Wait_Time.A" style:family="table-column">
      <style:table-column-properties style:column-width="3.25in"/>
    </style:style>
    <style:style style:name="Average_5f_Job_5f_Wait_5f_Time.A1" style:display-name="Average_Job_Wait_Time.A1" style:family="table-cell">
      <style:table-cell-properties fo:padding="0.0382in" fo:border-left="3pt solid #000000" fo:border-right="none" fo:border-top="3pt solid #000000" fo:border-bottom="3pt solid #000000"/>
    </style:style>
    <style:style style:name="Average_5f_Job_5f_Wait_5f_Time.B1" style:display-name="Average_Job_Wait_Time.B1" style:family="table-cell">
      <style:table-cell-properties fo:padding="0.0382in" fo:border-left="0.05pt solid #000000" fo:border-right="3pt solid #000000" fo:border-top="3pt solid #000000" fo:border-bottom="3pt solid #000000"/>
    </style:style>
    <style:style style:name="Average_5f_Job_5f_Wait_5f_Time.A2" style:display-name="Average_Job_Wait_Time.A2" style:family="table-cell">
      <style:table-cell-properties fo:padding="0.0382in" fo:border-left="0.05pt solid #000000" fo:border-right="none" fo:border-top="none" fo:border-bottom="0.05pt solid #000000"/>
    </style:style>
    <style:style style:name="Average_5f_Job_5f_Wait_5f_Time.B2" style:display-name="Average_Job_Wait_Time.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paragraph-properties fo:line-height="200%" fo:text-align="center" style:justify-single-word="false"/>
      <style:text-properties fo:font-size="16pt" officeooo:paragraph-rsid="0010bcee" style:font-size-asian="16pt" style:font-size-complex="16pt"/>
    </style:style>
    <style:style style:name="P6" style:family="paragraph" style:parent-style-name="Standard">
      <style:paragraph-properties fo:line-height="200%" fo:text-align="center" style:justify-single-word="false"/>
      <style:text-properties fo:font-size="16pt" officeooo:rsid="00095921" officeooo:paragraph-rsid="00095921" style:font-size-asian="16pt" style:font-size-complex="16pt"/>
    </style:style>
    <style:style style:name="P7"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font-name-asian="Times New Roman1" style:language-asian="ko" style:country-asian="KR" style:font-name-complex="Times New Roman1" style:language-complex="ar" style:country-complex="SA"/>
    </style:style>
    <style:style style:name="P8"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10bcee" style:font-name-asian="Times New Roman1" style:language-asian="ko" style:country-asian="KR" style:font-name-complex="Times New Roman1" style:language-complex="ar" style:country-complex="SA"/>
    </style:style>
    <style:style style:name="P9"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text-properties style:text-underline-style="solid" style:text-underline-width="auto" style:text-underline-color="font-color" fo:font-weight="bold" style:font-name-asian="Times New Roman1" style:language-asian="ko" style:country-asian="KR" style:font-weight-asian="bold" style:font-name-complex="Times New Roman1" style:language-complex="ar" style:country-complex="SA" style:font-weight-complex="bold"/>
    </style:style>
    <style:style style:name="P10"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paragraph-rsid="0013b949" style:font-name-asian="Times New Roman1" style:language-asian="ko" style:country-asian="KR" style:font-weight-asian="bold" style:font-name-complex="Times New Roman1" style:language-complex="ar" style:country-complex="SA" style:font-weight-complex="bold"/>
    </style:style>
    <style:style style:name="P1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124aab"/>
    </style:style>
    <style:style style:name="P12"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13b949"/>
    </style:style>
    <style:style style:name="P13"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style:font-name-asian="Times New Roman1" style:language-asian="ko" style:country-asian="KR" style:font-weight-asian="bold" style:font-name-complex="Times New Roman1" style:language-complex="ar" style:country-complex="SA" style:font-weight-complex="bold"/>
    </style:style>
    <style:style style:name="P14"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officeooo:paragraph-rsid="001bc166"/>
    </style:style>
    <style:style style:name="P15"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style:text-underline-style="none" officeooo:paragraph-rsid="0018e55a"/>
    </style:style>
    <style:style style:name="P16"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style:font-name-asian="Times New Roman1" style:language-asian="ko" style:country-asian="KR" style:font-weight-asian="bold" style:font-name-complex="Times New Roman1" style:language-complex="ar" style:country-complex="SA" style:font-weight-complex="bold"/>
    </style:style>
    <style:style style:name="P17"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officeooo:paragraph-rsid="00189947"/>
    </style:style>
    <style:style style:name="P18"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officeooo:paragraph-rsid="0018e55a"/>
    </style:style>
    <style:style style:name="P19" style:family="paragraph" style:parent-style-name="Preformatted_20_Text">
      <style:paragraph-properties fo:background-color="#ffffff">
        <style:background-image/>
      </style:paragraph-properties>
    </style:style>
    <style:style style:name="P20" style:family="paragraph" style:parent-style-name="Preformatted_20_Text">
      <style:paragraph-properties fo:background-color="#ffffff">
        <style:background-image/>
      </style:paragraph-properties>
      <style:text-properties fo:color="#000000"/>
    </style:style>
    <style:style style:name="P21" style:family="paragraph" style:parent-style-name="Preformatted_20_Text">
      <style:paragraph-properties fo:background-color="#ffffff">
        <style:background-image/>
      </style:paragraph-properties>
      <style:text-properties fo:color="#8c868f"/>
    </style:style>
    <style:style style:name="P22" style:family="paragraph" style:parent-style-name="Preformatted_20_Text">
      <style:paragraph-properties fo:background-color="#ffffff">
        <style:background-image/>
      </style:paragraph-properties>
      <style:text-properties fo:color="#409b1c"/>
    </style:style>
    <style:style style:name="P23" style:family="paragraph" style:parent-style-name="Preformatted_20_Text">
      <style:paragraph-properties fo:margin-top="0in" fo:margin-bottom="0.1965in" style:contextual-spacing="false" fo:background-color="#ffffff">
        <style:background-image/>
      </style:paragraph-properties>
    </style:style>
    <style:style style:name="P24" style:family="paragraph" style:parent-style-name="Table_20_Contents">
      <style:text-properties officeooo:paragraph-rsid="001635a0"/>
    </style:style>
    <style:style style:name="P25" style:family="paragraph" style:parent-style-name="Standard" style:master-page-name="Standard">
      <style:paragraph-properties fo:line-height="200%" fo:text-align="center" style:justify-single-word="false" style:page-number="auto"/>
    </style:style>
    <style:style style:name="P26" style:family="paragraph" style:parent-style-name="Standard">
      <style:paragraph-properties fo:margin-left="0in" fo:margin-right="0in" fo:margin-top="0.0693in" fo:margin-bottom="0.0693in" style:contextual-spacing="false" fo:line-height="200%" fo:orphans="2" fo:widows="2" fo:text-indent="0.4862in" style:auto-text-indent="false">
        <style:tab-stops>
          <style:tab-stop style:position="0.5in"/>
        </style:tab-stops>
      </style:paragraph-properties>
      <style:text-properties fo:font-style="italic" officeooo:rsid="0010bcee" officeooo:paragraph-rsid="0010bcee" style:font-name-asian="Times New Roman1" style:language-asian="ko" style:country-asian="KR" style:font-style-asian="italic" style:font-name-complex="Times New Roman1" style:language-complex="ar" style:country-complex="SA"/>
    </style:style>
    <style:style style:name="P27"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officeooo:rsid="0013b949" officeooo:paragraph-rsid="0010bcee" style:font-name-asian="Times New Roman1" style:language-asian="ko" style:country-asian="KR" style:font-name-complex="Times New Roman1" style:language-complex="ar" style:country-complex="SA"/>
    </style:style>
    <style:style style:name="P28"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officeooo:rsid="00189947" officeooo:paragraph-rsid="00189947" style:font-name-asian="Times New Roman1" style:language-asian="ko" style:country-asian="KR" style:font-weight-asian="bold" style:font-name-complex="Times New Roman1" style:language-complex="ar" style:country-complex="SA" style:font-weight-complex="bold"/>
    </style:style>
    <style:style style:name="P29"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fo:font-size="12pt" style:text-underline-style="none" fo:font-weight="normal" officeooo:rsid="0018e55a" officeooo:paragraph-rsid="0018e55a" fo:background-color="#ffffff"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30" style:family="paragraph" style:parent-style-name="Preformatted_20_Text">
      <style:paragraph-properties fo:background-color="#ffffff">
        <style:background-image/>
      </style:paragraph-properties>
      <style:text-properties fo:color="#000000" fo:font-size="12pt" style:text-underline-style="none" fo:font-weight="normal" officeooo:rsid="0018e55a" fo:background-color="#ffffff"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31" style:family="paragraph" style:parent-style-name="Table_20_Contents">
      <style:paragraph-properties fo:text-align="center" style:justify-single-word="false"/>
      <style:text-properties fo:font-style="normal" fo:font-weight="bold" officeooo:rsid="001635a0" officeooo:paragraph-rsid="001635a0" style:font-style-asian="normal" style:font-weight-asian="bold" style:font-style-complex="normal" style:font-weight-complex="bold"/>
    </style:style>
    <style:style style:name="P32" style:family="paragraph" style:parent-style-name="Table_20_Contents">
      <style:paragraph-properties fo:text-align="center" style:justify-single-word="false"/>
      <style:text-properties fo:font-weight="bold" officeooo:rsid="001635a0" officeooo:paragraph-rsid="001635a0" style:font-weight-asian="bold" style:font-weight-complex="bold"/>
    </style:style>
    <style:style style:name="P33" style:family="paragraph" style:parent-style-name="Table_20_Contents">
      <style:text-properties fo:font-style="italic" officeooo:rsid="001635a0" officeooo:paragraph-rsid="001635a0" style:font-style-asian="italic" style:font-style-complex="italic"/>
    </style:style>
    <style:style style:name="P34" style:family="paragraph" style:parent-style-name="Table_20_Contents">
      <style:paragraph-properties fo:text-align="center" style:justify-single-word="false"/>
      <style:text-properties officeooo:rsid="001635a0" officeooo:paragraph-rsid="001635a0"/>
    </style:style>
    <style:style style:name="T1" style:family="text">
      <style:text-properties fo:font-size="16pt" style:font-size-asian="16pt" style:font-size-complex="16pt"/>
    </style:style>
    <style:style style:name="T2" style:family="text">
      <style:text-properties fo:font-style="italic" style:font-name-asian="Times New Roman1" style:language-asian="ko" style:country-asian="KR" style:font-style-asian="italic" style:font-name-complex="Times New Roman1" style:language-complex="ar" style:country-complex="SA" style:font-style-complex="italic"/>
    </style:style>
    <style:style style:name="T3" style:family="text">
      <style:text-properties fo:font-style="italic" officeooo:rsid="001635a0" style:font-style-asian="italic" style:font-style-complex="italic"/>
    </style:style>
    <style:style style:name="T4" style:family="text">
      <style:text-properties fo:font-style="italic" style:text-underline-style="none" officeooo:rsid="001635a0" style:font-style-asian="italic" style:font-style-complex="italic"/>
    </style:style>
    <style:style style:name="T5" style:family="text">
      <style:text-properties fo:color="#000000" fo:font-weight="bold" style:font-name-asian="Times New Roman1" style:language-asian="ko" style:country-asian="KR" style:font-weight-asian="bold" style:font-name-complex="Times New Roman1" style:language-complex="ar" style:country-complex="SA" style:font-weight-complex="bold"/>
    </style:style>
    <style:style style:name="T6" style:family="text">
      <style:text-properties fo:color="#000000" fo:font-weight="normal" officeooo:rsid="0018e55a" style:font-name-asian="Times New Roman1" style:language-asian="ko" style:country-asian="KR" style:font-weight-asian="normal" style:font-name-complex="Times New Roman1" style:language-complex="ar" style:country-complex="SA" style:font-weight-complex="normal"/>
    </style:style>
    <style:style style:name="T7" style:family="text">
      <style:text-properties fo:color="#000000" fo:font-weight="normal" officeooo:rsid="001bc166" style:font-name-asian="Times New Roman1" style:language-asian="ko" style:country-asian="KR" style:font-weight-asian="normal" style:font-name-complex="Times New Roman1" style:language-complex="ar" style:country-complex="SA" style:font-weight-complex="normal"/>
    </style:style>
    <style:style style:name="T8" style:family="text">
      <style:text-properties fo:color="#000000" fo:font-weight="normal" officeooo:rsid="001e4599" style:font-name-asian="Times New Roman1" style:language-asian="ko" style:country-asian="KR" style:font-weight-asian="normal" style:font-name-complex="Times New Roman1" style:language-complex="ar" style:country-complex="SA" style:font-weight-complex="normal"/>
    </style:style>
    <style:style style:name="T9" style:family="text">
      <style:text-properties fo:color="#000000" fo:font-size="12pt" fo:font-weight="normal" officeooo:rsid="00189947" fo:background-color="#ffffff"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10" style:family="text">
      <style:text-properties fo:color="#000000" fo:font-size="12pt" fo:font-weight="normal" officeooo:rsid="0018e55a" fo:background-color="#ffffff"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11" style:family="text">
      <style:text-properties fo:color="#000000" fo:font-size="12pt" fo:font-weight="normal" officeooo:rsid="001bc166" fo:background-color="#ffffff"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12" style:family="text">
      <style:text-properties fo:font-weight="normal" officeooo:rsid="0015a843" style:font-weight-asian="normal" style:font-weight-complex="normal"/>
    </style:style>
    <style:style style:name="T13" style:family="text">
      <style:text-properties fo:font-weight="normal" officeooo:rsid="001635a0" style:font-weight-asian="normal" style:font-weight-complex="normal"/>
    </style:style>
    <style:style style:name="T14" style:family="text">
      <style:text-properties fo:font-weight="normal" officeooo:rsid="001d42e6" style:font-weight-asian="normal" style:font-weight-complex="normal"/>
    </style:style>
    <style:style style:name="T15" style:family="text">
      <style:text-properties fo:font-style="normal" officeooo:rsid="00124aab" style:font-name-asian="Times New Roman1" style:language-asian="ko" style:country-asian="KR" style:font-style-asian="normal" style:font-name-complex="Times New Roman1" style:language-complex="ar" style:country-complex="SA" style:font-style-complex="normal"/>
    </style:style>
    <style:style style:name="T16" style:family="text">
      <style:text-properties fo:font-style="normal" officeooo:rsid="0013b949" style:font-name-asian="Times New Roman1" style:language-asian="ko" style:country-asian="KR" style:font-style-asian="normal" style:font-name-complex="Times New Roman1" style:language-complex="ar" style:country-complex="SA" style:font-style-complex="normal"/>
    </style:style>
    <style:style style:name="T17" style:family="text">
      <style:text-properties fo:font-style="normal" officeooo:rsid="0014f16b" style:font-name-asian="Times New Roman1" style:language-asian="ko" style:country-asian="KR" style:font-style-asian="normal" style:font-name-complex="Times New Roman1" style:language-complex="ar" style:country-complex="SA" style:font-style-complex="normal"/>
    </style:style>
    <style:style style:name="T18" style:family="text">
      <style:text-properties fo:font-style="normal" officeooo:rsid="0015a843" style:font-name-asian="Times New Roman1" style:language-asian="ko" style:country-asian="KR" style:font-style-asian="normal" style:font-name-complex="Times New Roman1" style:language-complex="ar" style:country-complex="SA" style:font-style-complex="normal"/>
    </style:style>
    <style:style style:name="T19" style:family="text">
      <style:text-properties fo:font-style="normal" officeooo:rsid="001635a0" style:font-name-asian="Times New Roman1" style:language-asian="ko" style:country-asian="KR" style:font-style-asian="normal" style:font-name-complex="Times New Roman1" style:language-complex="ar" style:country-complex="SA" style:font-style-complex="normal"/>
    </style:style>
    <style:style style:name="T20" style:family="text">
      <style:text-properties fo:font-style="normal" officeooo:rsid="0018e55a" style:font-name-asian="Times New Roman1" style:language-asian="ko" style:country-asian="KR" style:font-style-asian="normal" style:font-name-complex="Times New Roman1" style:language-complex="ar" style:country-complex="SA" style:font-style-complex="normal"/>
    </style:style>
    <style:style style:name="T21" style:family="text">
      <style:text-properties fo:font-style="normal" officeooo:rsid="001bc166" style:font-name-asian="Times New Roman1" style:language-asian="ko" style:country-asian="KR" style:font-style-asian="normal" style:font-name-complex="Times New Roman1" style:language-complex="ar" style:country-complex="SA" style:font-style-complex="normal"/>
    </style:style>
    <style:style style:name="T22" style:family="text">
      <style:text-properties fo:font-style="normal" officeooo:rsid="001d42e6" style:font-name-asian="Times New Roman1" style:language-asian="ko" style:country-asian="KR" style:font-style-asian="normal" style:font-name-complex="Times New Roman1" style:language-complex="ar" style:country-complex="SA" style:font-style-complex="normal"/>
    </style:style>
    <style:style style:name="T23" style:family="text">
      <style:text-properties officeooo:rsid="0010bcee"/>
    </style:style>
    <style:style style:name="T24" style:family="text">
      <style:text-properties style:text-underline-style="none" officeooo:rsid="001635a0"/>
    </style:style>
    <style:style style:name="T25" style:family="text">
      <style:text-properties officeooo:rsid="0013b949"/>
    </style:style>
    <style:style style:name="T26" style:family="text">
      <style:text-properties officeooo:rsid="001635a0"/>
    </style:style>
    <style:style style:name="T27" style:family="text">
      <style:text-properties fo:color="#3b5bb5"/>
    </style:style>
    <style:style style:name="T28" style:family="text">
      <style:text-properties fo:color="#3b5bb5" officeooo:rsid="0019e236"/>
    </style:style>
    <style:style style:name="T29" style:family="text">
      <style:text-properties fo:color="#ff7800"/>
    </style:style>
    <style:style style:name="T30" style:family="text">
      <style:text-properties style:use-window-font-color="true" fo:font-style="normal" officeooo:rsid="0014f16b" style:font-name-asian="Times New Roman1" style:language-asian="ko" style:country-asian="KR" style:font-style-asian="normal" style:font-name-complex="Times New Roman1" style:language-complex="ar" style:country-complex="SA" style:font-style-complex="normal"/>
    </style:style>
    <style:style style:name="T31" style:family="text">
      <style:text-properties style:use-window-font-color="true" fo:font-style="normal" officeooo:rsid="0018e55a" style:font-name-asian="Times New Roman1" style:language-asian="ko" style:country-asian="KR" style:font-style-asian="normal" style:font-name-complex="Times New Roman1" style:language-complex="ar" style:country-complex="SA" style:font-style-complex="normal"/>
    </style:style>
    <style:style style:name="T32" style:family="text">
      <style:text-properties style:use-window-font-color="true" fo:font-style="normal" officeooo:rsid="001d42e6" style:font-name-asian="Times New Roman1" style:language-asian="ko" style:country-asian="KR" style:font-style-asian="normal" style:font-name-complex="Times New Roman1" style:language-complex="ar" style:country-complex="SA" style:font-style-complex="normal"/>
    </style:style>
    <style:style style:name="T33" style:family="text">
      <style:text-properties fo:color="#409b1c"/>
    </style:style>
    <style:style style:name="T34" style:family="text">
      <style:text-properties officeooo:rsid="0019e236"/>
    </style:style>
    <style:style style:name="T35" style:family="text">
      <style:text-properties officeooo:rsid="0019ef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4">Kennesaw State University</text:p>
      <text:p text:style-name="P3"/>
      <text:p text:style-name="P4">Department of Computer Science</text:p>
      <text:p text:style-name="P3"/>
      <text:p text:style-name="P4">CS3530 Operating Systems</text:p>
      <text:p text:style-name="P3"/>
      <text:p text:style-name="P5">Assignment <text:span text:style-name="T23">3</text:span> : <text:span text:style-name="T23">Batch system with multiple computers</text:span></text:p>
      <text:p text:style-name="P2"/>
      <text:p text:style-name="P4">Michael Hug</text:p>
      <text:p text:style-name="P3"/>
      <text:p text:style-name="P3"><text:a xlink:type="simple" xlink:href="mailto:hmichae4@students.kennesaw.edu"><text:span text:style-name="Internet_20_link"><text:span text:style-name="T1">hmichae4@students.kennesaw.edu</text:span></text:span></text:a></text:p>
      <text:p text:style-name="P3"/>
      <text:p text:style-name="P6"><text:span text:style-name="T23">24 September</text:span> 201<text:span text:style-name="T23">3</text:span></text:p>
      <text:p text:style-name="P16">Initial <text:span text:style-name="T35">P</text:span>roblem <text:span text:style-name="T35">S</text:span>tatement</text:p>
      <text:p text:style-name="P7"><text:tab/><text:span text:style-name="T23">A simulation of a set of computers was proposed. The set of computers would use different selection strategies to schedule jobs to be completed</text:span>. </text:p>
      <text:p text:style-name="P26">The archive batch-130909-early-terminating-submissions.zip contains the batch4A package which is the basis for this exercise. </text:p>
      <text:p text:style-name="P26">Modify Computer to provide a method that returns the number of jobs waiting in its queue.</text:p>
      <text:p text:style-name="P26">Modify SimulationMain to create and start an array of computers. The number of computers in the array should be a constant defined with the other constants. Modify SimulationMain to display the size of each queue in the computer once the simulation is done. Modify UserPool to accept the array of computers, rather than a single computer.</text:p>
      <text:p text:style-name="P26">You will need to modify the way UserPool creates a job. When UserPool creates a Job, it will need to pick out a computer for that Job. You will compare different strategies fo choosing a computer for each job:</text:p>
      <text:p text:style-name="P26">1. <text:s text:c="3"/>Pick the first computer always.</text:p>
      <text:p text:style-name="P26">2. <text:s text:c="2"/>Pick a computer with an empty batch queue. If no computer has an empty queue, use the first computer</text:p>
      <text:p text:style-name="P26">3. <text:s text:c="3"/>Pick the computer with the shortest queue</text:p>
      <text:p text:style-name="P26">The first strategy is, of course, just like having one computer. The other computers are never used. The other two strategies do make use of the other computers, but the goal here is to determine how much of a difference they make. Start by implementing the first strategy. That requires almost no change in the code for UserPool.</text:p>
      <text:p text:style-name="P26"><text:soft-page-break/>For this assignment, once you have assured yourself that the number of computers can be changed and the program still works as it should, set the number of computers to 2. Set the service time mean to twice the inter-arrival time. Set the cutoff for job submission so that the batch queues are all empty when the simulation finishes. Don’t set the cutoff too low or you won’t be able to collect much data. Run the simulation fifteen times and collect the total wait time and the number of jobs for each run. Record the raw data and determine the overall average wait time per job. This will be the baseline for an overloaded system.</text:p>
      <text:p text:style-name="P26">Now, implement each strategy in turn and run multiple simulations and determine the overall average wait time per job.</text:p>
      <text:p text:style-name="P26">Create a document to summarize what you find. Report the average wait time for each strategy. Report the mean service time and the mean inter-arrival time you used for all these simulations. Summarize with a paragraph comparing the three strategies, reporting which one seems to work best (or which ones are tied for best).</text:p>
      <text:p text:style-name="P9">Summary and <text:span text:style-name="T35">P</text:span>urpose of the <text:span text:style-name="T35">A</text:span>ssignment <text:span text:style-name="T35">A</text:span>ctivity</text:p>
      <text:p text:style-name="P8"><text:tab/><text:span text:style-name="T23">This activity is meant to show the job wait time difference of 3 basic types of schedulers. First, a baseline is established by using only one computer. Next the number of computers is increased. Different types of selection strategies are used to determine which computer gets assigned the next job. The effectiveness of each strategy is timed and calculated by averaging the wait time for jobs in each selection strategy. Finally the different strategy average wait times are all considered.</text:span></text:p>
      <text:p text:style-name="P27"/>
      <text:p text:style-name="P10"><text:span text:style-name="T25">Constants Used</text:span></text:p>
      <text:p text:style-name="P11"><text:span text:style-name="T2"><text:tab/></text:span><text:span text:style-name="T15">Constants were used in the simulations to create an environment where a selection strategy for new jobs would become important. These constants could be further altered to create different simulation environment</text:span><text:span text:style-name="T16">s</text:span><text:span text:style-name="T15">. </text:span><text:span text:style-name="T19">The following </text:span><text:span text:style-name="T18">constants were used in all the simulations including the baseline simulation to ensure constancy. </text:span><text:span text:style-name="T15">The constants that were important to this assignment were as follows: </text:span></text:p>
      <text:p text:style-name="P18"><text:span text:style-name="T20">SIMULATION_LENGTH </text:span><text:span text:style-name="T31">= 10000</text:span></text:p>
      <text:p text:style-name="P18"><text:bookmark-start text:name="__DdeLink__1516_1869914670"/><text:span text:style-name="T17">SERVICE_TIME_MEAN </text:span><text:span text:style-name="T30">=</text:span><text:span text:style-name="T17"> </text:span><text:bookmark-end text:name="__DdeLink__1516_1869914670"/><text:span text:style-name="T32">10</text:span></text:p>
      <text:p text:style-name="P17"><text:span text:style-name="T17">INTER_ARRIVAL_TIME_MEAN </text:span><text:span text:style-name="T30">=</text:span><text:span text:style-name="T17"> </text:span><text:span text:style-name="T32">5</text:span></text:p>
      <text:p text:style-name="P12"><text:span text:style-name="T16"><text:tab/>The mean service time constant is set at </text:span><text:span text:style-name="T22">ten</text:span><text:span text:style-name="T16"> </text:span><text:span text:style-name="T21">and </text:span><text:span text:style-name="T16">represents the average length of time that a job will take to execute. The mean inter-arrival time is set at </text:span><text:span text:style-name="T22">five</text:span><text:span text:style-name="T16"> </text:span><text:span text:style-name="T21">and </text:span><text:span text:style-name="T16">represents the average length of time between job creation. Setting the mean service time to greater the mean inter arrival time </text:span><text:span text:style-name="T19">insures</text:span><text:span text:style-name="T16"> that jobs will arrive faster than they are </text:span><text:span text:style-name="T19">processed</text:span><text:span text:style-name="T16">. When jobs arrive faster than they can be </text:span><text:span text:style-name="T19">processed</text:span><text:span text:style-name="T16">, new jobs </text:span><text:span text:style-name="T19">must</text:span><text:span text:style-name="T16"> be placed in a queue and wait to be executed. This </text:span><text:span text:style-name="T22">project</text:span><text:span text:style-name="T16"> uses a service time mean double the mean inter-arrival time, </text:span><text:span text:style-name="T17">ensuring that queues are utilized. </text:span><text:span text:style-name="T20">When the simulation length becomes too large, the PsimJ2 library can hang.</text:span></text:p>
      <text:p text:style-name="P10"><text:span text:style-name="T25">Data Collected</text:span></text:p>
      <text:p text:style-name="P2"><text:tab/><text:span text:style-name="T12">The data collected is the </text:span><text:span text:style-name="T13">average</text:span><text:span text:style-name="T12"> wait time per job </text:span><text:span text:style-name="T13">after</text:span><text:span text:style-name="T12"> </text:span><text:span text:style-name="T13">fifteen </text:span><text:span text:style-name="T12">simulations. Every job was completed in each simulation, a simulation that did not complete each job would skew the wait times </text:span><text:span text:style-name="T13">because wait times for unprocessed job</text:span><text:span text:style-name="T14">s</text:span><text:span text:style-name="T13"> </text:span><text:span text:style-name="T14">would </text:span><text:span text:style-name="T13">not be quantified</text:span><text:span text:style-name="T12">. Each of the simulations ran fifteen times. Each </text:span><text:span text:style-name="T13">simulation's</text:span><text:span text:style-name="T12"> total wait was summed. Each </text:span><text:span text:style-name="T13">simulation's </text:span><text:span text:style-name="T12">total </text:span><text:soft-page-break/><text:span text:style-name="T12">jobs completed was summed. The total wait time and the total jobs completed </text:span><text:span text:style-name="T13">were divided to give an average wait time per job per simulation strategy. The raw data is stored in accompanying files. The average wait times per simulation strategy were as follows : </text:span></text:p>
      <table:table table:name="Average_Job_Wait_Time" table:style-name="Average_5f_Job_5f_Wait_5f_Time">
        <table:table-column table:style-name="Average_5f_Job_5f_Wait_5f_Time.A" table:number-columns-repeated="2"/>
        <table:table-row>
          <table:table-cell table:style-name="Average_5f_Job_5f_Wait_5f_Time.A1" office:value-type="string">
            <text:p text:style-name="P31">Computer Selection Strategy</text:p>
          </table:table-cell>
          <table:table-cell table:style-name="Average_5f_Job_5f_Wait_5f_Time.B1" office:value-type="string">
            <text:p text:style-name="P32">Mean Wait Time</text:p>
          </table:table-cell>
        </table:table-row>
        <table:table-row>
          <table:table-cell table:style-name="Average_5f_Job_5f_Wait_5f_Time.A2" office:value-type="string">
            <text:p text:style-name="P33">Unmodified</text:p>
          </table:table-cell>
          <table:table-cell table:style-name="Average_5f_Job_5f_Wait_5f_Time.B2" office:value-type="string">
            <text:p text:style-name="P34"><text:bookmark-start text:name="__DdeLink__1509_1869914670"/>978.8889003413498693483252831<text:bookmark-end text:name="__DdeLink__1509_1869914670"/></text:p>
          </table:table-cell>
        </table:table-row>
        <table:table-row>
          <table:table-cell table:style-name="Average_5f_Job_5f_Wait_5f_Time.A2" office:value-type="string">
            <text:p text:style-name="P24"><text:span text:style-name="T4">Strategy 1 </text:span><text:span text:style-name="T24">:</text:span><text:span text:style-name="T26"> Pick the first computer always.</text:span></text:p>
          </table:table-cell>
          <table:table-cell table:style-name="Average_5f_Job_5f_Wait_5f_Time.B2" office:value-type="string">
            <text:p text:style-name="P34"><text:bookmark-start text:name="__DdeLink__1511_1869914670"/>960.7229850659233491944235746<text:bookmark-end text:name="__DdeLink__1511_1869914670"/></text:p>
          </table:table-cell>
        </table:table-row>
        <table:table-row>
          <table:table-cell table:style-name="Average_5f_Job_5f_Wait_5f_Time.A2" office:value-type="string">
            <text:p text:style-name="P24"><text:span text:style-name="T3">Strategy 2 </text:span><text:span text:style-name="T26">: Pick a computer with an empty batch queue. If no computer has an empty queue, use the first computer</text:span></text:p>
          </table:table-cell>
          <table:table-cell table:style-name="Average_5f_Job_5f_Wait_5f_Time.B2" office:value-type="string">
            <text:p text:style-name="P34"><text:bookmark-start text:name="__DdeLink__1513_1869914670"/>334.4218694183880747615364785<text:bookmark-end text:name="__DdeLink__1513_1869914670"/></text:p>
          </table:table-cell>
        </table:table-row>
        <table:table-row>
          <table:table-cell table:style-name="Average_5f_Job_5f_Wait_5f_Time.A2" office:value-type="string">
            <text:p text:style-name="P24"><text:span text:style-name="T3">Strategy 3 </text:span><text:span text:style-name="T26">: Pick the computer with the shortest queue</text:span></text:p>
          </table:table-cell>
          <table:table-cell table:style-name="Average_5f_Job_5f_Wait_5f_Time.B2" office:value-type="string">
            <text:p text:style-name="P34">186.2325281681783763440860215</text:p>
          </table:table-cell>
        </table:table-row>
      </table:table>
      <text:p text:style-name="P2"/>
      <text:p text:style-name="P13">Comments and Conclusion</text:p>
      <text:p text:style-name="P14"><text:span text:style-name="T5"><text:tab/></text:span><text:span text:style-name="T6">Assignment 3 examined different computer selection strategies for job submission. The strategy that produced the least wait time per job was “Strategy 3 : Pick the computer with the shortest queue.” </text:span><text:span text:style-name="T8">S</text:span><text:span text:style-name="T6">trategy </text:span><text:span text:style-name="T8">3 </text:span><text:span text:style-name="T6">gave the best results within the </text:span><text:span text:style-name="T7">parameters</text:span><text:span text:style-name="T6"> of assignment 3 using the PsimJ2 library. </text:span><text:span text:style-name="T7">The unmodified strategy and strategy 1 are within a standard error of 10 and can be interpreted as having similar results. Strategy 2 had a performance gain over strategy 1, but was still multiples less than strategy 3's performance. </text:span></text:p>
      <text:p text:style-name="P28">Libraries and Script Files</text:p>
      <text:p text:style-name="P15"><text:span text:style-name="T9"><text:tab/></text:span><text:span text:style-name="T10">The simulation was be carried out by a program using the </text:span><text:span text:style-name="T11">P</text:span><text:span text:style-name="T10">sim</text:span><text:span text:style-name="T11">J</text:span><text:span text:style-name="T10">2 library. This is a process based simulation framework developed by Dr. Garrido at Kennesaw State University. Available at </text:span><text:a xlink:type="simple" xlink:href="http://science.kennesaw.edu/~jgarrido/psimj.html">http://science.kennesaw.edu/~jgarrido/psimj.html</text:a><text:span text:style-name="T10"> .</text:span></text:p>
      <text:p text:style-name="P29"><text:tab/>A python script was also used to automate simulations and simulation calculations. The source code for the python script is as follows : </text:p>
      <text:p text:style-name="P21"><text:soft-page-break/>#!/usr/bin/python2</text:p>
      <text:p text:style-name="P22">'''</text:p>
      <text:p text:style-name="P22">@author: Michael Hug hmichae4@students.kennesaw.edu</text:p>
      <text:p text:style-name="P22">Created for Dr Setzer's Fall 2013 3530 Operating Systems Class</text:p>
      <text:p text:style-name="P22">Assignment_3</text:p>
      <text:p text:style-name="P22">23 September 2013</text:p>
      <text:p text:style-name="P22">'''</text:p>
      <text:p text:style-name="P20"><text:span text:style-name="T29">import</text:span> sys</text:p>
      <text:p text:style-name="P20"><text:span text:style-name="T29">import</text:span> os</text:p>
      <text:p text:style-name="P20"><text:span text:style-name="T29">import</text:span> csv</text:p>
      <text:p text:style-name="P20"><text:span text:style-name="T29">import</text:span> decimal</text:p>
      <text:p text:style-name="P19"/>
      <text:p text:style-name="P20"><text:span text:style-name="T29">def</text:span> <text:span text:style-name="T27">RMshifteighttraces</text:span>():</text:p>
      <text:p text:style-name="P20"><text:s text:c="4"/>os.system(<text:span text:style-name="T33">"rm ./traces/*"</text:span>)</text:p>
      <text:p text:style-name="P19"/>
      <text:p text:style-name="P20"><text:span text:style-name="T29">def</text:span> <text:span text:style-name="T27">simulationLoop</text:span>(name):</text:p>
      <text:p text:style-name="P20"><text:s text:c="4"/><text:span text:style-name="T27">str</text:span> <text:span text:style-name="T29">=</text:span> <text:span text:style-name="T33">"java -jar ./runables/"</text:span></text:p>
      <text:p text:style-name="P20"><text:s text:c="4"/><text:span text:style-name="T27">str</text:span> <text:span text:style-name="T29">+=</text:span> name</text:p>
      <text:p text:style-name="P20"><text:s text:c="4"/><text:span text:style-name="T27">str</text:span> <text:span text:style-name="T29">+=</text:span> <text:span text:style-name="T33">".jar"</text:span></text:p>
      <text:p text:style-name="P20"><text:s text:c="4"/><text:span text:style-name="T29">for</text:span> _ <text:span text:style-name="T29">in</text:span> <text:span text:style-name="T27">range</text:span>(<text:span text:style-name="T27">1</text:span>,<text:span text:style-name="T27">16</text:span>):</text:p>
      <text:p text:style-name="P20"><text:s text:c="8"/>os.system(<text:span text:style-name="T27">str</text:span>)</text:p>
      <text:p text:style-name="P19"/>
      <text:p text:style-name="P20"><text:span text:style-name="T29">def</text:span> <text:span text:style-name="T27">concatenateC</text:span><text:span text:style-name="T28">S</text:span><text:span text:style-name="T27">V</text:span>(name):</text:p>
      <text:p text:style-name="P20"><text:s text:c="4"/><text:span text:style-name="T27">str</text:span> <text:span text:style-name="T29">=</text:span> <text:span text:style-name="T33">"cat ./traces/T* | sed 's/</text:span><text:span text:style-name="T27">\"</text:span><text:span text:style-name="T33">//g' &gt; ./traces/"</text:span></text:p>
      <text:p text:style-name="P20"><text:s text:c="4"/><text:span text:style-name="T27">str</text:span> <text:span text:style-name="T29">+=</text:span>name</text:p>
      <text:p text:style-name="P20"><text:s text:c="4"/><text:span text:style-name="T27">str</text:span> <text:span text:style-name="T29">+=</text:span><text:span text:style-name="T33">".csv"</text:span></text:p>
      <text:p text:style-name="P20"><text:s text:c="4"/>os.system(<text:span text:style-name="T27">str</text:span>)</text:p>
      <text:p text:style-name="P20"><text:s text:c="4"/>os.system(<text:span text:style-name="T33">"rm ./traces/T*"</text:span>)</text:p>
      <text:p text:style-name="P20"><text:s text:c="4"/></text:p>
      <text:p text:style-name="P20"><text:span text:style-name="T29">def</text:span> <text:span text:style-name="T27">CSVparse</text:span>(name):</text:p>
      <text:p text:style-name="P20"><text:s text:c="4"/><text:span text:style-name="T27">str</text:span> <text:span text:style-name="T29">=</text:span> <text:span text:style-name="T33">"./traces/"</text:span></text:p>
      <text:p text:style-name="P20"><text:s text:c="4"/><text:span text:style-name="T27">str</text:span> <text:span text:style-name="T29">+=</text:span> name</text:p>
      <text:p text:style-name="P20"><text:s text:c="4"/><text:span text:style-name="T27">str</text:span> <text:span text:style-name="T29">+=</text:span> <text:span text:style-name="T33">".csv"</text:span></text:p>
      <text:p text:style-name="P20"><text:s text:c="4"/>filename <text:span text:style-name="T29">=</text:span> csv.reader(<text:span text:style-name="T27">open</text:span>(<text:span text:style-name="T27">str</text:span>,<text:span text:style-name="T33">"rb"</text:span>))</text:p>
      <text:p text:style-name="P20"><text:s text:c="4"/>numJobs <text:span text:style-name="T29">=</text:span> <text:span text:style-name="T27">0</text:span></text:p>
      <text:p text:style-name="P20"><text:s text:c="4"/>waitTime <text:span text:style-name="T29">=</text:span> <text:span text:style-name="T27">0</text:span></text:p>
      <text:p text:style-name="P20"><text:s text:c="4"/><text:span text:style-name="T29">for</text:span> row <text:span text:style-name="T29">in</text:span> filename: <text:s/></text:p>
      <text:p text:style-name="P20"><text:s text:c="8"/>numJobs <text:span text:style-name="T29">+=</text:span> decimal.Decimal(row[<text:span text:style-name="T27">1</text:span>])</text:p>
      <text:p text:style-name="P20"><text:s text:c="8"/>waitTime <text:span text:style-name="T29">+=</text:span> decimal.Decimal(row[<text:span text:style-name="T27">3</text:span>])</text:p>
      <text:p text:style-name="P20"><text:s text:c="8"/><text:span text:style-name="T29">if</text:span> <text:span text:style-name="T27">int</text:span>(row[<text:span text:style-name="T27">4</text:span>])<text:span text:style-name="T29">!=</text:span><text:span text:style-name="T27">0</text:span>:</text:p>
      <text:p text:style-name="P20"><text:s text:c="12"/><text:span text:style-name="T29">print</text:span> <text:span text:style-name="T33">"Error, re-run script. All jobs did not finish."</text:span></text:p>
      <text:p text:style-name="P20"><text:s text:c="12"/>exit(<text:span text:style-name="T27">1</text:span>)</text:p>
      <text:p text:style-name="P20"><text:s text:c="4"/><text:span text:style-name="T29">with</text:span> <text:span text:style-name="T27">open</text:span>(<text:span text:style-name="T33">"./traces/"</text:span><text:span text:style-name="T29">+</text:span>name<text:span text:style-name="T29">+</text:span><text:span text:style-name="T33">".txt"</text:span>, <text:span text:style-name="T33">"w"</text:span>) <text:span text:style-name="T29">as</text:span> text_file:</text:p>
      <text:p text:style-name="P20"><text:s text:c="8"/>text_file.write(<text:span text:style-name="T33">"{}"</text:span>.format(waitTime<text:span text:style-name="T29">/</text:span>numJobs))</text:p>
      <text:p text:style-name="P20"><text:s text:c="4"/></text:p>
      <text:p text:style-name="P20">RMshifteighttraces()</text:p>
      <text:p text:style-name="P20"><text:span text:style-name="T29">for</text:span> name <text:span text:style-name="T29">in</text:span> (<text:span text:style-name="T33">"unmodified"</text:span>,<text:span text:style-name="T33">"computerarrayStrategy1"</text:span>,<text:span text:style-name="T33">"computerarrayStrategy2"</text:span>,<text:span text:style-name="T33">"computerarrayStrategy3"</text:span>):</text:p>
      <text:p text:style-name="P20"><text:s text:c="4"/>simulationLoop(name)</text:p>
      <text:p text:style-name="P20"><text:s text:c="4"/>concatenateC<text:span text:style-name="T34">S</text:span>V(name)</text:p>
      <text:p text:style-name="P20"><text:s text:c="4"/>CSVparse(name)</text:p>
      <text:p text:style-name="P2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vertical-align="baseline" style:writing-mode="lr-tb">
        <style:tab-stops/>
      </style:paragraph-properties>
      <style:text-properties fo:color="#00000a"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n" style:country-asian="US" style:font-name-complex="Courier New1" style:font-size-complex="10pt" style:language-complex="ar" style:country-complex="SA" fo:hyphenate="tru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n" style:country-asian="US" style:font-name-complex="Courier New1" style:font-size-complex="10pt" style:language-complex="ar" style:country-complex="SA"/>
    </style:style>
    <style:style style:name="apple-converted-space" style:family="text" style:parent-style-name="Default_20_Paragraph_20_Fon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Hug <text:page-number text:select-page="current">3</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2:07:00</meta:creation-date>
    <meta:initial-creator>michael</meta:initial-creator>
    <dc:date>2013-09-29T20:03:23.111079267</dc:date>
    <meta:editing-cycles>18</meta:editing-cycles>
    <meta:editing-duration>PT1H3M</meta:editing-duration>
    <meta:generator>LibreOffice/4.1.1.2$Linux_X86_64 LibreOffice_project/410m0$Build-2</meta:generator>
    <dc:creator>michael </dc:creator>
    <meta:document-statistic meta:table-count="1" meta:image-count="0" meta:object-count="0" meta:page-count="6" meta:paragraph-count="93" meta:word-count="1160" meta:character-count="7611" meta:non-whitespace-character-count="6362"/>
    <meta:template xlink:type="simple" xlink:actuate="onRequest" xlink:title="Normal" xlink:href=""/>
  </office:meta>
</office:document-meta>
</file>